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lesforce Sans" svg:font-family="'Salesforce San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5">
      <style:paragraph-properties fo:text-align="start" style:justify-single-word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Security Basics</text:p>
      <text:p text:style-name="P2"/>
      <text:list xml:id="list8227398440359584679" text:style-name="L1">
        <text:list-item>
          <text:p text:style-name="P4">Cyber crimes are increasing day by day and thus we need to focus more on security of our org data.</text:p>
        </text:list-item>
        <text:list-item>
          <text:p text:style-name="P4">Password security -</text:p>
          <text:p text:style-name="P4">- it should be changed frequently</text:p>
          <text:p text:style-name="P4">- length should be 8 characters or more</text:p>
          <text:p text:style-name="P4">- combination of letters, numbers and special characters</text:p>
          <text:p text:style-name="P4">- never share it with others</text:p>
        </text:list-item>
        <text:list-item>
          <text:p text:style-name="P4">The data visible to a particular user must be according to his/her profile</text:p>
        </text:list-item>
      </text:list>
      <text:p text:style-name="P3"/>
      <text:p text:style-name="P3"/>
      <text:p text:style-name="P3"/>
      <text:p text:style-name="P2">Data Security</text:p>
      <text:p text:style-name="P2"/>
      <text:list xml:id="list3943893897829173999" text:style-name="L4">
        <text:list-item>
          <text:p text:style-name="P5">Levels of data Access -</text:p>
          <text:p text:style-name="P5"/>
          <text:p text:style-name="P5">1. Organization – the settings that are same for the entire organization. Like loing and password settings.</text:p>
          <text:p text:style-name="P5"/>
          <text:p text:style-name="P5">2. Objects – It means applying restrictions to objects of the org. Different profiles can have different access to a particular object.</text:p>
          <text:p text:style-name="P5"/>
          <text:p text:style-name="P5">3. fields – It means applying restrictions to Fields of objects. The field access can also be changed for different group of users.</text:p>
          <text:p text:style-name="P5"/>
          <text:p text:style-name="P5">4.Record – Different records can be made accessible to different type of users.</text:p>
        </text:list-item>
      </text:list>
      <text:p text:style-name="P3"/>
      <text:p text:style-name="P3"><text:tab/><text:span text:style-name="T2">Org Level Security</text:span></text:p>
      <text:p text:style-name="P3"><text:span text:style-name="T2"/></text:p>
      <text:list xml:id="list9102839995607308373" text:style-name="L5">
        <text:list-item>
          <text:p text:style-name="P6">We can create a new user or freeze an existing user from setup&gt;users</text:p>
        </text:list-item>
        <text:list-item>
          <text:p text:style-name="P6">We can set password policies from setup&gt;password policies</text:p>
        </text:list-item>
        <text:list-item>
          <text:p text:style-name="P6">We can allow login from a fixed set of ip address range from setup&gt;network access</text:p>
        </text:list-item>
        <text:list-item>
          <text:p text:style-name="P6">We can fix a particular profile login from a set of IP range from setup&gt;profiles&gt;Login Ip Ranges</text:p>
        </text:list-item>
        <text:list-item>
          <text:p text:style-name="P6">We can fix a particular profile login hours and days from setup&gt;profiles&gt;login hours</text:p>
        </text:list-item>
      </text:list>
      <text:p text:style-name="P3"/>
      <text:p text:style-name="P3"><text:span text:style-name="T2"><text:tab/>Object Level Security</text:span></text:p>
      <text:p text:style-name="P3"><text:span text:style-name="T2"/></text:p>
      <text:list xml:id="list33409027" text:continue-numbering="true" text:style-name="L5">
        <text:list-item>
          <text:p text:style-name="P6">We can set object permission with two ways -</text:p>
          <text:p text:style-name="P6"/>
          <text:p text:style-name="P6">1. Profiles – Profile is a group of users with same accessibility. Here we detemines the objects accessible to all the users of a profile from setup&gt;profiles&gt;profile&gt;object settings</text:p>
          <text:p text:style-name="P6"/>
          <text:p text:style-name="P6">2. Permission Set – Here we grant additional permissions to a particular user from setup&gt;permission sets&gt;permission set&gt;object settings.</text:p>
          <text:p text:style-name="P6"/>
        </text:list-item>
        <text:list-item>
          <text:p text:style-name="P6">We can't take away any access permission using permission set given by the profile.</text:p>
        </text:list-item>
      </text:list>
      <text:p text:style-name="P3"/>
      <text:p text:style-name="P3"><text:soft-page-break/></text:p>
      <text:p text:style-name="P3"><text:span text:style-name="T2"><text:tab/>Field Level Security</text:span></text:p>
      <text:p text:style-name="P3"><text:span text:style-name="T2"/></text:p>
      <text:list xml:id="list33392090" text:continue-numbering="true" text:style-name="L5">
        <text:list-item>
          <text:p text:style-name="P6">We can set field permission with two ways -</text:p>
          <text:p text:style-name="P6"/>
          <text:p text:style-name="P6">1. Profiles – Here we detemines the fields of an object accessible to all the users of a profile from setup&gt;profiles&gt;profile&gt;object settings&gt;fields (check boxes)</text:p>
          <text:p text:style-name="P6"/>
          <text:p text:style-name="P6">2. Permission Set – Here we grant additional permissions to a particular user to access any field not accessible to the users of that profile from setup&gt;permission sets&gt;permission set&gt;object settings&gt;fields (check boxes)</text:p>
        </text:list-item>
      </text:list>
      <text:p text:style-name="P3"/>
      <text:p text:style-name="P3"><text:span text:style-name="T2"><text:tab/>Record Level Security</text:span></text:p>
      <text:p text:style-name="P3"><text:span text:style-name="T2"/></text:p>
      <text:list xml:id="list33414244" text:continue-numbering="true" text:style-name="L5">
        <text:list-item>
          <text:p text:style-name="P6">Different records should be accessible to different types of users accouding to the requirement.</text:p>
        </text:list-item>
        <text:list-item>
          <text:p text:style-name="P6">Record level security can be set in 4 ways -</text:p>
          <text:p text:style-name="P6"/>
          <text:p text:style-name="P7"><text:span text:style-name="T1">1. Organization wide defaults – It specify the baseline level of access that the most restricted user should have. </text:span></text:p>
          <text:p text:style-name="P7"><text:span text:style-name="T1">-All objects can have 3 kind of access permissions – Private, Public read only, Public read/write. </text:span></text:p>
          <text:p text:style-name="P7"><text:span text:style-name="T1">- we can set Org-wide sharing defaults from setup&gt;sharing settings&gt;edit Organization-wide defaults area</text:span></text:p>
          <text:p text:style-name="P7"><text:span text:style-name="T1"/></text:p>
          <text:p text:style-name="P7"><text:span text:style-name="T1">2. Role Hierarchy – We can assign roles to all the users of the org and give access according to the roles.</text:span></text:p>
          <text:p text:style-name="P7"><text:span text:style-name="T1">- We can create and edit roles from setup&gt;roles&gt;set up roles&gt;company name&gt;add/edit roles.</text:span></text:p>
          <text:p text:style-name="P7"><text:span text:style-name="T1">- We can set which role reports to which other role.</text:span></text:p>
          <text:p text:style-name="P7"><text:span text:style-name="T1">- The permissions increase as we move up in the role hierarchy.</text:span></text:p>
          <text:p text:style-name="P7"><text:span text:style-name="T1">- Any role visible to a role will also be visible by default to the upper levels and not visible to the lower roles.</text:span></text:p>
          <text:p text:style-name="P7"><text:span text:style-name="T1"/></text:p>
          <text:p text:style-name="P7"><text:span text:style-name="T1">3. Sharing Rules – Sharing rules are used when we require to give special access to a user or a group of users for some duration.</text:span></text:p>
          <text:p text:style-name="P7"><text:span text:style-name="T1">- It is always used to extend the access. It can never decrease it.</text:span></text:p>
          <text:p text:style-name="P7"><text:span text:style-name="T1">- We can create sharing rules from setup&gt;sharing settings&gt;manage sharing settings for – select object&gt;sharing rules area&gt;new</text:span></text:p>
          <text:p text:style-name="P7"><text:span text:style-name="T1">- we can define the criterias for sharing partucular records.</text:span></text:p>
          <text:p text:style-name="P7"><text:span text:style-name="T1">- we can share rule with – individual user, roles, territories and public groups. </text:span></text:p>
          <text:p text:style-name="P7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lesforce Sans" svg:font-family="'Salesforce San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4M32S</meta:editing-duration>
    <meta:editing-cycles>3</meta:editing-cycles>
    <meta:generator>OpenOffice/4.1.1$Win32 OpenOffice.org_project/411m6$Build-9775</meta:generator>
    <dc:date>2020-09-10T13:18:47.76</dc:date>
    <meta:document-statistic meta:table-count="0" meta:image-count="0" meta:object-count="0" meta:page-count="2" meta:paragraph-count="45" meta:word-count="634" meta:character-count="3574"/>
    <dc:creator>Nikita Singhal</dc:creator>
    <meta:user-defined meta:name="Info 1"/>
    <meta:user-defined meta:name="Info 2"/>
    <meta:user-defined meta:name="Info 3"/>
    <meta:user-defined meta:name="Info 4"/>
  </office:meta>
</office:document-meta>
</file>